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ListParagraph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ListParagraph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ListParagraph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ListParagraph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ListParagraph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ListParagraph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TableColumn62" style:family="table-column">
      <style:table-column-properties style:column-width="0.6861in"/>
    </style:style>
    <style:style style:name="TableColumn63" style:family="table-column">
      <style:table-column-properties style:column-width="5.575in"/>
    </style:style>
    <style:style style:name="Table61" style:family="table">
      <style:table-properties style:width="6.2611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7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9" style:family="table-row">
      <style:table-row-properties/>
    </style:style>
    <style:style style:name="TableCell7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="0.0069in solid #C9C9C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C9C9C9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C9C9C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="0.0069in solid #C9C9C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C9C9C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8" style:family="table-cell">
      <style:table-cell-properties fo:border="0.0069in solid #C9C9C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olumn106" style:family="table-column">
      <style:table-column-properties style:column-width="0.6861in"/>
    </style:style>
    <style:style style:name="TableColumn107" style:family="table-column">
      <style:table-column-properties style:column-width="5.575in"/>
    </style:style>
    <style:style style:name="Table105" style:family="table">
      <style:table-properties style:width="6.2611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1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13" style:family="table-row">
      <style:table-row-properties/>
    </style:style>
    <style:style style:name="TableCell11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C9C9C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="0.0069in solid #C9C9C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C9C9C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" style:family="table-cell">
      <style:table-cell-properties fo:border="0.0069in solid #C9C9C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C9C9C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1" style:family="table-cell">
      <style:table-cell-properties fo:border="0.0069in solid #C9C9C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tion of JSON Configuration Parameters of the Extension Boards</text:p>
      <text:h text:style-name="Heading1" text:outline-level="1">Root Items</text:h>
      <text:list text:style-name="LFO1" text:continue-numbering="true">
        <text:list-item>
          <text:p text:style-name="P2"><text:span text:style-name="T3">NAME</text:span>: Name of the extension board</text:p>
        </text:list-item>
        <text:list-item>
          <text:p text:style-name="P4"><text:span text:style-name="T5">DESC</text:span>: Description for extension board</text:p>
        </text:list-item>
        <text:list-item>
          <text:p text:style-name="P6"><text:span text:style-name="T7">VER</text:span>: Version of the extension board</text:p>
        </text:list-item>
        <text:list-item>
          <text:p text:style-name="P8"><text:span text:style-name="T9">PD</text:span>: Production date of the extension board</text:p>
        </text:list-item>
        <text:list-item>
          <text:p text:style-name="P10"><text:span text:style-name="T11">PRMS:</text:span><text:s/>List of parameters supported by the board</text:p>
          <text:list text:continue-numbering="true">
            <text:list-item>
              <text:p text:style-name="P12"><text:span text:style-name="T13">UID</text:span>:<text:s/>Unique identifier of this parameter within the board</text:p>
            </text:list-item>
            <text:list-item>
              <text:p text:style-name="P14"><text:span text:style-name="T15">NAME</text:span>: Name of the parameter, e.g., “Current limit”</text:p>
            </text:list-item>
            <text:list-item>
              <text:p text:style-name="P16"><text:span text:style-name="T17">PLIST</text:span>: List of the parameters, e.g., ["0.5A","1A","2A","3A","5A"]</text:p>
            </text:list-item>
          </text:list>
        </text:list-item>
        <text:list-item>
          <text:p text:style-name="P18"><text:span text:style-name="T19">PROPS</text:span>: List of properties of the board</text:p>
          <text:list text:continue-numbering="true">
            <text:list-item>
              <text:p text:style-name="P20"><text:span text:style-name="T21">UID</text:span>:<text:s/>Unique identifier of this property within the board<text:s/>(1..n)</text:p>
            </text:list-item>
            <text:list-item>
              <text:p text:style-name="P22"><text:span text:style-name="T23">NAME</text:span>: Name of the parameter, e.g., “Maximum output current”</text:p>
            </text:list-item>
            <text:list-item>
              <text:p text:style-name="P24"><text:span text:style-name="T25">VAL</text:span>: Value of the parameter, e.g., “3A”</text:p>
            </text:list-item>
          </text:list>
        </text:list-item>
        <text:list-item>
          <text:p text:style-name="P26"><text:span text:style-name="T27">PINS</text:span>: List of board pins</text:p>
          <text:list text:continue-numbering="true">
            <text:list-item>
              <text:p text:style-name="P28"><text:span text:style-name="T29">NAME</text:span>:<text:s/>Name of the pin</text:p>
            </text:list-item>
            <text:list-item>
              <text:p text:style-name="P30"><text:span text:style-name="T31">NUM</text:span>:<text:s/>Number of the pin</text:p>
            </text:list-item>
            <text:list-item>
              <text:p text:style-name="P32"><text:span text:style-name="T33">FREF</text:span>:<text:s/>Reference to<text:s/>function UID</text:p>
            </text:list-item>
          </text:list>
        </text:list-item>
        <text:list-item>
          <text:p text:style-name="P34"><text:span text:style-name="T35">FUNCS</text:span>:<text:s/>List of<text:s/>board functions</text:p>
        </text:list-item>
      </text:list>
      <text:list text:style-name="LFO2" text:continue-numbering="true">
        <text:list-item>
          <text:p text:style-name="P36"><text:span text:style-name="T37">U</text:span><text:span text:style-name="T38">ID</text:span>:<text:s/>Unique identifier of this function<text:s/>within the board<text:s/>to be referenced from PINS list<text:s/>(1..n).</text:p>
        </text:list-item>
        <text:list-item>
          <text:p text:style-name="P39"><text:span text:style-name="T40">NAME</text:span>:<text:s/>Function name</text:p>
        </text:list-item>
        <text:list-item>
          <text:p text:style-name="P41"><text:span text:style-name="T42">DESC</text:span>:<text:s/>Function description</text:p>
        </text:list-item>
        <text:list-item>
          <text:p text:style-name="P43"><text:span text:style-name="T44">TYPE</text:span>:<text:s/>Peripheral identifier of this<text:s/>function<text:s/>see “Table of<text:s/>board<text:s/>functions”. The value of this object is the ‘Type<text:s/>ID’ from the table.</text:p>
        </text:list-item>
        <text:list-item>
          <text:p text:style-name="P45"><text:span text:style-name="T46">GPIO</text:span>:<text:s/>List of<text:s/>Tasmota<text:s/>I/O channels<text:s/>used by the function</text:p>
          <text:list text:continue-numbering="true">
            <text:list-item>
              <text:p text:style-name="P47"><text:span text:style-name="T48">CHID</text:span>:<text:s/>Channel ID (0..5). It will be mapped to the real GPIOx of Tasmota GPIO configuration.</text:p>
            </text:list-item>
            <text:list-item>
              <text:p text:style-name="P49"><text:span text:style-name="T50">OPT</text:span>:<text:s/>Identifier of the GPIO option. It will be mapped to Tasmota GPIO option. See “Table of GPIO options”.</text:p>
            </text:list-item>
          </text:list>
        </text:list-item>
        <text:list-item>
          <text:p text:style-name="P51"><text:span text:style-name="T52">PRMS:<text:s/></text:span>List of<text:span text:style-name="T53"><text:s/></text:span>parameter<text:s/>references<text:s/>and actual values<text:s/></text:p>
          <text:list text:continue-numbering="true">
            <text:list-item>
              <text:p text:style-name="P54"><text:span text:style-name="T55">REF</text:span><text:span text:style-name="T56">:<text:s/></text:span>Reference to the parameter’s UID</text:p>
            </text:list-item>
            <text:list-item>
              <text:p text:style-name="P57"><text:span text:style-name="T58">ACT:</text:span><text:s/>Actual value</text:p>
            </text:list-item>
          </text:list>
        </text:list-item>
        <text:list-item>
          <text:p text:style-name="P59"><text:span text:style-name="T60">PROPS</text:span>: List of<text:s/>property UIDs, e.g., [1,<text:s/>2]</text:p>
        </text:list-item>
      </text:list>
      <text:p text:style-name="Normal">Table of<text:s/>board<text:s/>functions: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Type<text:s/>ID</text:p>
          </table:table-cell>
          <table:table-cell table:style-name="TableCell67">
            <text:p text:style-name="P68">Name</text:p>
          </table:table-cell>
        </table:table-row>
        <table:table-row table:style-name="TableRow69">
          <table:table-cell table:style-name="TableCell70">
            <text:p text:style-name="P71">1</text:p>
          </table:table-cell>
          <table:table-cell table:style-name="TableCell72">
            <text:p text:style-name="P73">Digital<text:span text:style-name="T74"><text:s/></text:span>output</text:p>
          </table:table-cell>
        </table:table-row>
        <table:table-row table:style-name="TableRow75">
          <table:table-cell table:style-name="TableCell76">
            <text:p text:style-name="P77">2</text:p>
          </table:table-cell>
          <table:table-cell table:style-name="TableCell78">
            <text:p text:style-name="P79">Digital input</text:p>
          </table:table-cell>
        </table:table-row>
        <table:table-row table:style-name="TableRow80">
          <table:table-cell table:style-name="TableCell81">
            <text:p text:style-name="P82">3</text:p>
          </table:table-cell>
          <table:table-cell table:style-name="TableCell83">
            <text:p text:style-name="P84">Analog input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>Analog output</text:p>
          </table:table-cell>
        </table:table-row>
        <table:table-row table:style-name="TableRow90">
          <table:table-cell table:style-name="TableCell91">
            <text:p text:style-name="P92">5</text:p>
          </table:table-cell>
          <table:table-cell table:style-name="TableCell93">
            <text:p text:style-name="P94">PWM output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Normal"/>
      <text:p text:style-name="Normal">Table of GPIO options: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Type ID</text:p>
          </table:table-cell>
          <table:table-cell table:style-name="TableCell111">
            <text:p text:style-name="P112">Name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Relay</text:p>
          </table:table-cell>
        </table:table-row>
        <table:table-row table:style-name="TableRow118">
          <table:table-cell table:style-name="TableCell119">
            <text:p text:style-name="P120">2</text:p>
          </table:table-cell>
          <table:table-cell table:style-name="TableCell121">
            <text:p text:style-name="P122">Relay_b</text:p>
          </table:table-cell>
        </table:table-row>
        <table:table-row table:style-name="TableRow123">
          <table:table-cell table:style-name="TableCell124">
            <text:p text:style-name="P125">3</text:p>
          </table:table-cell>
          <table:table-cell table:style-name="TableCell126">
            <text:p text:style-name="P127">PWM</text:p>
          </table:table-cell>
        </table:table-row>
        <table:table-row table:style-name="TableRow128">
          <table:table-cell table:style-name="TableCell129">
            <text:p text:style-name="P130">4</text:p>
          </table:table-cell>
          <table:table-cell table:style-name="TableCell131">
            <text:p text:style-name="P132">Input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</table:table>
      <text:h text:style-name="Heading1" text:outline-level="1">Examples</text:h>
      <text:p text:style-name="Normal"><draw:frame draw:z-index="251658240" draw:id="id0" draw:style-name="a0" draw:name="Object 5" text:anchor-type="as-char" svg:x="0in" svg:y="0in" svg:width="6.27083in" svg:height="5.187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4-28T21:16:00Z</dc:date>
    <meta:template xlink:href="Normal" xlink:type="simple"/>
    <meta:editing-cycles>60</meta:editing-cycles>
    <meta:editing-duration>PT53280S</meta:editing-duration>
    <meta:document-statistic meta:page-count="2" meta:paragraph-count="3" meta:word-count="258" meta:character-count="1731" meta:row-count="12" meta:non-whitespace-character-count="1476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